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2.124cm" style:rel-column-width="8190*"/>
    </style:style>
    <style:style style:name="Table1.B" style:family="table-column">
      <style:table-column-properties style:column-width="6.907cm" style:rel-column-width="26630*"/>
    </style:style>
    <style:style style:name="Table1.C" style:family="table-column">
      <style:table-column-properties style:column-width="3.983cm" style:rel-column-width="15357*"/>
    </style:style>
    <style:style style:name="Table1.A1" style:family="table-cell">
      <style:table-cell-properties fo:padding="0.106cm" fo:border-left="0.035cm solid #808080" fo:border-right="none" fo:border-top="0.035cm solid #808080" fo:border-bottom="0.035cm solid #808080"/>
    </style:style>
    <style:style style:name="Table1.D1" style:family="table-cell">
      <style:table-cell-properties fo:padding="0.106cm" fo:border="0.035cm solid #808080"/>
    </style:style>
    <style:style style:name="Table1.A2" style:family="table-cell">
      <style:table-cell-properties fo:padding="0.106cm" fo:border-left="0.035cm solid #808080" fo:border-right="none" fo:border-top="none" fo:border-bottom="0.035cm solid #808080"/>
    </style:style>
    <style:style style:name="Table1.D2" style:family="table-cell">
      <style:table-cell-properties fo:padding="0.106cm" fo:border-left="0.035cm solid #808080" fo:border-right="0.035cm solid #808080" fo:border-top="none" fo:border-bottom="0.035cm solid #808080"/>
    </style:style>
    <style:style style:name="P1"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margin-left="0.397cm" fo:margin-right="0cm" fo:text-align="justify" style:justify-single-word="false" fo:text-indent="-0.37cm" style:auto-text-indent="false">
        <style:tab-stops/>
      </style:paragraph-properties>
      <style:text-properties fo:font-size="12pt" fo:font-weight="normal" style:font-size-asian="12pt" style:font-weight-asian="normal" style:font-size-complex="12pt" style:font-weight-complex="normal"/>
    </style:style>
    <style:style style:name="P9" style:family="paragraph" style:parent-style-name="Table_20_Contents">
      <style:paragraph-properties fo:margin-top="0cm" fo:margin-bottom="0.499cm"/>
    </style:style>
    <style:style style:name="P10" style:family="paragraph" style:parent-style-name="Table_20_Contents">
      <style:paragraph-properties fo:margin-top="0cm" fo:margin-bottom="0.499cm" fo:text-align="start" style:justify-single-word="false"/>
    </style:style>
    <style:style style:name="P11"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Text_20_body">
      <style:paragraph-properties fo:text-align="start" style:justify-single-word="false" fo:break-before="page"/>
      <style:text-properties fo:font-size="12pt" fo:font-weight="bold" style:font-size-asian="12pt" style:font-weight-asian="bold" style:font-size-complex="12pt" style:font-weight-complex="bold"/>
    </style:style>
    <style:style style:name="P13" style:family="paragraph" style:parent-style-name="Text_20_body">
      <style:paragraph-properties style:writing-mode="lr-tb"/>
    </style:style>
    <style:style style:name="P14" style:family="paragraph" style:parent-style-name="Text_20_body">
      <style:paragraph-properties fo:margin-top="0cm" fo:margin-bottom="0cm" style:writing-mode="lr-tb"/>
    </style:style>
    <style:style style:name="P1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style>
    <style:style style:name="T3" style:family="text">
      <style:text-properties fo:font-variant="normal" fo:text-transform="none" fo:font-style="normal"/>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Project – Individual Report 5</text:p>
      <text:p text:style-name="P6"/>
      <text:p text:style-name="P1">s0803284 – Daria Kuznetsova</text:p>
      <text:p text:style-name="P1">Group 12 – ‘Robot Unicorn Defenders’</text:p>
      <text:p text:style-name="P1"/>
      <text:section text:style-name="Sect1" text:name="Section1">
        <text:section text:style-name="Sect2" text:name="Section2">
          <text:p text:style-name="P4">I. INTRODUCTION</text:p>
          <text:p text:style-name="P2"/>
          <text:p text:style-name="P3">In this final report for the System Design Project, it is necessary to review my personal performance, examining my achievements and contribution to the group, and evaluate the effectiveness and success of our group as a whole from my point of view. After a discussion of our group dynamics and communication channels and their effectiveness, I will aim to explain in detail what I feel were my most significant accomplishments and how they contributed to the overall success of the group.</text:p>
          <text:p text:style-name="P2"/>
          <text:p text:style-name="P4">II. GROUP ORGANISATION AND COMMUNICATION</text:p>
          <text:p text:style-name="P4"/>
          <text:p text:style-name="P3">As of our earliest team meetings, we decided that with a task of the scope and magnitude of the System Design Project we would need to practice a 'divide and conquer' methodology in our team organisation, splitting the task into much more easily manageable sections. In light of this, we split the overall goal- creating a system which would allow a robot to play a one-on-one game of football against another robot- into three subsections: <text:s/>Robot Construction, Vision, and Movement and Strategy. Each team member selected one of three subgroups to be a part of, according to their strengths and interests. Initially, I chose to be part of the Construction team, as I had had a reasonable amount of experience in working with the physical construction of NXT Mindstorm robots previously. However, we also needed our group structure to remain agile, in the case of large tasks which would need maximum input from all ten team members. This meant that the team members would need to be able to shift freely between subgroups, helping with tasks where they were needed. To enable this, we needed to organise some way for everyone to be kept up to date with the progress made in all three subgroups. We aimed to achieve this by setting up a wiki-like Google Sites website where all the work done by any individual group member and the three subgroups could be recorded. Throughout the course of the project, I have strived to record my individual achievements and progress on this website. The site was also used to assign tasks to team members using To-Do Lists. These <text:s/>could then be updated when the tasks had been completed, and records made of any problems and details of the resolutions thereof. I found the website to be incredibly useful in ensuring my continued understanding of the progress of the project as a whole, and in keeping up to date with my own responsibilities. The maintenance of my own personal 'log' allowed everyone in the group to be aware of my progress and contributions, even when none of them had been present, and now, after the project has been completed, grants me the opportunity to review my work in retrospect. The website was indispensable to ensuring our successful completion of tasks and maintaining cohesion and communication between subgroups, which in turn was a great help with achieving smooth system integration.</text:p>
          <text:p text:style-name="P3">Our other main means of group communication was a Google Groups mailing list. For my own part, I set up a dedicated gmail account with which to subscribe to this Group, to ensure that essential communications were not lost or overlooked in one of my other mailboxes. This proved to be a successful strategy, as I have continually kept up to date with all communications within our team.</text:p>
          <text:p text:style-name="P3">Due to the subdivided nature of our group organisation, we also held regular whole-group meetings, where everyone present could be updated on overall progress, summarising the logs on the website. We felt that this was important for maintaining group cohesion, and for bringing up any problems that required the attention of the whole team, which may have been overlooked by some when only mentioned briefly on our website or in an email. Frequently, these meetings doubled as Integration Points, where we worked on ensuring that all three aspects of our system could be combined successfully into a fully functioning whole. This allowed us to spot any problems arising at integration in advance to <text:soft-page-break/>any milestones, and, if not fix them, be well on the way to doing so by the time of our demonstrations. </text:p>
          <text:p text:style-name="P3"/>
          <text:p text:style-name="P4">III. ROBOT CONSTRUCTION</text:p>
          <text:p text:style-name="P4"/>
          <text:p text:style-name="P3">As of the earliest design iterations of the robot, our team had a a design philosophy in place: we wanted to have a small, lightweight, fast robot, which would be able to outmanoeuvre its opponents on the pitch. Reviewing the archives of previous years' SDP teams, as well as closely following the developing designs of the other groups in my year, showed me that this simple strategy was one that had been rejected, or possibly overlooked, by almost all other groups over time. Instead, designs that were favoured featured box-like structures with a lot of extra weight and a lack of agility. I felt that sticking to our initial inclinations towards speed and manoeuvrability was the best course we could take with our design, despite some misgivings from other team members upon seeing the much larger 'brick-like' robots we would be up against in matches. My prior experience with using the lego robots taught me that a well thought-out and well executed simple design would be just as effective as a larger, more complex structure. In view of this, I spent a large amount of time thinking about optimising our design and testing a large number of variations on the general idea, especially with regards to wheels. The basic design was a small, low structure with the NXT brick positioned parallel to the ground within a stable frame, with a low centre of gravity. Our design philosophy called for manoeuvrability in order to outperform the other teams, so our robot needed to not only be fast, but also accurate. </text:p>
          <text:p text:style-name="P3">Accuracy of movement was something we had trouble with early on, with the robot having a tendency to veer off course when moving at very high speeds, rather than travelling in a straight line as was desired. This was partly due to the very light weight of the construction, which amplified any deviation from a straight line, as well as a possible discrepancy in the operational parameters of the two motors and variation in the wear of the two tyres. I performed extensive testing on the robot to pinpoint these causes, the results of which are recorded in Appendix A. I also experimented extensively with a number of wheel configurations and recorded the results as detailed below:</text:p>
          <text:p text:style-name="P3"/>
          <text:p text:style-name="P3">- Two regular tyres at front, two caster wheels at the back: straight line motion not reliable, as the positioning of the back casters at the starting position and the wobbling during movement throws the robot off course.</text:p>
          <text:p text:style-name="P3">-Two regular wheels at front, one caster at the back: a three wheeled design seems a lot more stable than four wheels, and allows for better turning.<text:line-break/>-Two regular wheels at front, two ball bearings at the back: better still, as the ball bearings don't disrupt direction of movement by wobbling.<text:line-break/>-Two regular wheels at front, one ball bearing at the back: much improved straight line movement, though still some wavering at high speed.<text:line-break/>-Two wide tyres on wheels at the front, ball bearing at the back: the flat, wider tyres give much better grip and improved straight line movement. </text:p>
          <text:p text:style-name="P3"/>
          <text:p text:style-name="P3">The final design configuration was the one that we eventually settled on, until a fellow team member came upon a total solution to our accuracy problem, by reversing the wheel arrangement, positioning the ball bearing at the front of the robot and making it rear-wheel drive. This eliminated any wavering in straight line motion, achieving our goal of combining speed and accuracy of movement, which went on to serve us well in all our matches. </text:p>
          <text:p text:style-name="P3">I also spent time throughout the course of the project ensuring that our design remained stable and resistant to collisions, to avoid being disadvantaged against larger, heavier opponents in the matches. This involved continually reinforcing the connections between the component parts of the robot (the wheels and frame, the NXT brick and the kicker) to keep up with any slight changes in the construction, such as adjustments to motor positioning. This ongoing maintenance meant that despite its small, slight appearance, our robot was consistently one of the sturdier designs in the competition, only once losing a single piece from its structure due to a collision on the pitch.</text:p>
          <text:p text:style-name="P5"><text:span text:style-name="T1">My stringent following of our initial design philosophy, keeping our robot's construction </text:span><text:soft-page-break/><text:span text:style-name="T1">simple and lightweight- yet still sturdy- to optimise speed and agility, and the work I did on ensuring accuracy of movement served us well throughout the tournament. Despite being an un-seeded team at the outset of the matches, we went on to achieve a semifinalist position in all the friendly tournaments, before unfortunately being knocked out in the quarter finals on the final day. We were also among the teams with the highest number of total goals scored across all of our played matches, a distinction which I believe I helped to achieve with my contribution to robot construction.</text:span></text:p>
          <text:p text:style-name="P3"/>
          <text:p text:style-name="P4">IV. MOVEMENT AND STRATEGY</text:p>
          <text:p text:style-name="P2"/>
          <text:p text:style-name="P3">The flexibility granted to our group structure by our regular team meetings and the details of work posted on the website allowed me to also do some work with the Movement and Strategy group alongside my main priorities in Robot Construction. While my input in this area was not substantial in the grand scheme of things, as the algorithm which I worked on was eventually delegated a 'back-up plan', with our main strategy by the time of the final tournament being based on the Potential Fields path planning algorithm, I still feel that I was able to achieve something in this area. Despite not being the most proficient programmer in our group, I was able to make a contribution to the team, and am proud of this.</text:p>
          <text:p text:style-name="P3">In Movement and Strategy subgroup, working with other team members, I implemented <text:s/>and tested the algorithm on which our playing strategy for the first few friendly tournaments was based: moveToPoint. <text:s/>The method, which has since been replaced by pfsMoveToPoint in our AbstractStrategy class, works as follows:</text:p>
          <text:p text:style-name="P3"/>
          <text:p text:style-name="P8">1. calculate distance between two points </text:p>
          <text:p text:style-name="P8">2. calculate the angle which the robot must turn <text:s text:c="6"/>to face the target point</text:p>
          <text:p text:style-name="P8">3. decide whether to turn left or right to face this direction, depending on which way is closer</text:p>
          <text:p text:style-name="P8">4. move towards the target point at a velocity proportional to the distance from this point (i.e., slowing down as we get closer)</text:p>
          <text:p text:style-name="P3"/>
          <text:p text:style-name="P3">This is a simple algorithm, based on elementary trigonometry. While it is less advanced and less robust than the Potential Fields strategy, it is versatile, and easy to understand and debug. We <text:s/>had considerable success with it, and the strategies based on it, in our early games, succeeding in consistently making the semi finals for the three friendly tournaments. </text:p>
          <text:p text:style-name="P2"/>
          <text:p text:style-name="P4">V. CONCLUSION</text:p>
          <text:p text:style-name="P4"/>
          <text:p text:style-name="P3">In reviewing my performance in light of my own and my group's achievements in the System Design project, I feel that I accomplished a not insignificant amount. This report details only a few of my contributions to the group: some that I feel were of particular significance to our performance as a team, and some that I am proud of on a personal level. In my role as a member of the Robot Construction subgroup, I believe I was instrumental in achieving our consistent good performance, by maintaining a steadfast design philosophy and, through implementing a systematic testing strategy as well as experimenting with new ideas, largely solving what was one of our most frustrating early problems. While my contribution to the Movement and Strategy side of the project was much smaller, I learned a lot from the people I was working with and feel that, given more time, I could have put this new knowledge to effective use in extending our strategies, which would have perhaps improved our final performance even more. </text:p>
          <text:p text:style-name="P3">The new academic knowledge gained from taking part in the System Design Project was only part of what I gained. It seems to me that everyone in my group has over the course of the past few months learned something about teamwork and group dynamics that will continue to be useful to us in later life. The practice of logging our work on the website, for example, is an excellent habit to have for working on team projects, teaching us to be meticulous in our records and giving us practise in explaining our work to others who may not have all the pre existing knowledge to immediately understand it.</text:p>
          <text:p text:style-name="P3">I found this project to be rewarding both academically and personally. I am hopeful that the knowledge it has helped me gain, and the practices that it has taught me to follow, will serve me well throughout my remaining academic career and beyond. </text:p>
        </text:section>
        <text:p text:style-name="P12">Appendix A: Robot Movement Testing</text:p>
        <text:p text:style-name="P11"/>
        <text:p text:style-name="P11">Robot Movement Testing: Testing the robot’s ability to move forwards in a straight line.</text:p>
        <text:p text:style-name="P13">Goal: Determine why robot does not move forward in a straight line.</text:p>
        <text:p text:style-name="P13">Global conditions: Running program SpeedTest.njx, in which robot moves forwards, then backwards, then spins on the spot, at a motor speed of 700/1000. Single ball bearing rear wheel. Motors labelled A and B, wheels labelled A and B. Battery fully charged.</text:p>
        <text:p text:style-name="P13">Testing ground: Second pitch.</text:p>
        <text:p text:style-name="P13"/>
        <table:table table:name="Table1" table:style-name="Table1">
          <table:table-column table:style-name="Table1.A"/>
          <table:table-column table:style-name="Table1.B"/>
          <table:table-column table:style-name="Table1.C" table:number-columns-repeated="2"/>
          <table:table-row>
            <table:table-cell table:style-name="Table1.A1" office:value-type="string">
              <text:p text:style-name="P9">Test Case</text:p>
            </table:table-cell>
            <table:table-cell table:style-name="Table1.A1" office:value-type="string">
              <text:p text:style-name="P9">Test Description</text:p>
            </table:table-cell>
            <table:table-cell table:style-name="Table1.A1" office:value-type="string">
              <text:p text:style-name="P9">Result </text:p>
            </table:table-cell>
            <table:table-cell table:style-name="Table1.D1" office:value-type="string">
              <text:p text:style-name="P9">Comments</text:p>
            </table:table-cell>
          </table:table-row>
          <table:table-row>
            <table:table-cell table:style-name="Table1.A2" office:value-type="string">
              <text:p text:style-name="P9">1</text:p>
            </table:table-cell>
            <table:table-cell table:style-name="Table1.A2" office:value-type="string">
              <text:p text:style-name="P9">Motor A, wheel A on left, plugged into motor port A. Motor B, wheel B on right, plugged into motor port C. Run 5 times. </text:p>
            </table:table-cell>
            <table:table-cell table:style-name="Table1.A2" office:value-type="string">
              <text:p text:style-name="P9">Robot veered strongly to the left 5/5 times.</text:p>
            </table:table-cell>
            <table:table-cell table:style-name="Table1.D2" office:value-type="string">
              <text:p text:style-name="P9"/>
            </table:table-cell>
          </table:table-row>
          <table:table-row>
            <table:table-cell table:style-name="Table1.A2" office:value-type="string">
              <text:p text:style-name="P9">2</text:p>
            </table:table-cell>
            <table:table-cell table:style-name="Table1.A2" office:value-type="string">
              <text:p text:style-name="P9">Motor A, wheel A on left, plugged into motor port C. Motor B, wheel B on right, plugged into motor port A. Run 5 times. </text:p>
            </table:table-cell>
            <table:table-cell table:style-name="Table1.A2" office:value-type="string">
              <text:p text:style-name="P9">Robot veered to left strongly four times out of five and only slightly once.</text:p>
            </table:table-cell>
            <table:table-cell table:style-name="Table1.D2" office:value-type="string">
              <text:p text:style-name="P9">Motor ports do not seem to be a factor.</text:p>
            </table:table-cell>
          </table:table-row>
          <table:table-row>
            <table:table-cell table:style-name="Table1.A2" office:value-type="string">
              <text:p text:style-name="P9">3</text:p>
            </table:table-cell>
            <table:table-cell table:style-name="Table1.A2" office:value-type="string">
              <text:p text:style-name="P9">Motor A, wheel B on left, plugged into motor port A. Motor B, wheel A on right, plugged into motor port C. Run 5 times. </text:p>
            </table:table-cell>
            <table:table-cell table:style-name="Table1.A2" office:value-type="string">
              <text:p text:style-name="P9">Robot veered slightly to the right four times out of five and slightly to the left once. </text:p>
            </table:table-cell>
            <table:table-cell table:style-name="Table1.D2" office:value-type="string">
              <text:p text:style-name="P9"/>
            </table:table-cell>
          </table:table-row>
          <table:table-row>
            <table:table-cell table:style-name="Table1.A2" office:value-type="string">
              <text:p text:style-name="P9">4</text:p>
            </table:table-cell>
            <table:table-cell table:style-name="Table1.A2" office:value-type="string">
              <text:p text:style-name="P9">Motor A, wheel B on right, plugged into motor port C. Motor B, wheel A on left, plugged into motor port A. Run 5 times. </text:p>
            </table:table-cell>
            <table:table-cell table:style-name="Table1.A2" office:value-type="string">
              <text:p text:style-name="P9">Robot veered strongly to the right 5/5 times.</text:p>
            </table:table-cell>
            <table:table-cell table:style-name="Table1.D2" office:value-type="string">
              <text:p text:style-name="P9">Wheel B seems to be a problem. Robot veers to the side of wheel B; possibly it has less traction, more worn, etc.</text:p>
            </table:table-cell>
          </table:table-row>
          <table:table-row>
            <table:table-cell table:style-name="Table1.A2" office:value-type="string">
              <text:p text:style-name="P9">5</text:p>
            </table:table-cell>
            <table:table-cell table:style-name="Table1.A2" office:value-type="string">
              <text:p text:style-name="P9">Motor B, wheel B on left, plugged into motor port A. Motor A, wheel A on right, plugged into motor port C. Run 5 times. </text:p>
            </table:table-cell>
            <table:table-cell table:style-name="Table1.A2" office:value-type="string">
              <text:p text:style-name="P9">Robot veered to the right very strongly 5/5 times. Worst deviation from course so far.</text:p>
            </table:table-cell>
            <table:table-cell table:style-name="Table1.D2" office:value-type="string">
              <text:p text:style-name="P9">Hypothesis: motor A runs at a slightly different power/speed from motor B? </text:p>
            </table:table-cell>
          </table:table-row>
          <table:table-row>
            <table:table-cell table:style-name="Table1.A2" office:value-type="string">
              <text:p text:style-name="P9">6</text:p>
            </table:table-cell>
            <table:table-cell table:style-name="Table1.A2" office:value-type="string">
              <text:p text:style-name="P9">Motor B wheel B on left, plugged into motor port C. Motor A, wheel A on right, plugged into motor port A. Run 5 times. </text:p>
            </table:table-cell>
            <table:table-cell table:style-name="Table1.A2" office:value-type="string">
              <text:p text:style-name="P9">Robot veered to the right 5/5 times.</text:p>
            </table:table-cell>
            <table:table-cell table:style-name="Table1.D2" office:value-type="string">
              <text:p text:style-name="P9">Ports not a factor.</text:p>
            </table:table-cell>
          </table:table-row>
          <text:soft-page-break/>
          <table:table-row>
            <table:table-cell table:style-name="Table1.A2" office:value-type="string">
              <text:p text:style-name="P9">7</text:p>
            </table:table-cell>
            <table:table-cell table:style-name="Table1.A2" office:value-type="string">
              <text:p text:style-name="P9">Motor B, wheel A on left, plugged into motor port C. Motor A, wheel B on right, plugged into motor port A. Run 10 times, as results from first 5 runs were very ambiguous. </text:p>
            </table:table-cell>
            <table:table-cell table:style-name="Table1.A2" office:value-type="string">
              <text:p text:style-name="P10">-Robot veered to the left strongly once, and slightly twice. </text:p>
              <text:p text:style-name="P10">-Robot veered to the right strongly twice and slightly three times. </text:p>
              <text:p text:style-name="P10">-Robot retained a straight course twice.</text:p>
            </table:table-cell>
            <table:table-cell table:style-name="Table1.D2" office:value-type="string">
              <text:p text:style-name="P9">Possibly the faults in one of the motors and one of the wheels cancel each other out? However, the sheer speed of the robot amplifies even a slight deviation from the straight <text:span text:style-name="T2">as it is positioned</text:span><text:span text:style-name="T3">.</text:span></text:p>
            </table:table-cell>
          </table:table-row>
        </table:table>
        <text:p text:style-name="P14"/>
        <text:p text:style-name="P14">Conclusions: A combination of unequal motor power and unequal wheel wear cause the robot to veer off course. The robot’s speed and low weight causes these deviations to be amplified.</text:p>
        <text:p text:style-name="P14"/>
        <text:p text:style-name="P14">Possible Solutions: Acquire totally new wheels with minimal wear. IF POSSIBLE try new motors, if some can be acquired. Finally, limit the robot’s top speed, as these deviations from the straight only occur to such a large extent when the motor speed is set to &gt; 650/1000. </text:p>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ria Kuznetsova</meta:initial-creator>
    <meta:creation-date>2011-04-17T21:54:30.59</meta:creation-date>
    <dc:date>2011-04-18T15:07:31.53</dc:date>
    <dc:creator>Daria Kuznetsova</dc:creator>
    <meta:editing-duration>PT16H08M05S</meta:editing-duration>
    <meta:editing-cycles>6</meta:editing-cycles>
    <meta:generator>OpenOffice.org/3.2$Linux OpenOffice.org_project/320m12$Build-9483</meta:generator>
    <meta:document-statistic meta:table-count="1" meta:image-count="0" meta:object-count="0" meta:page-count="5" meta:paragraph-count="68" meta:word-count="2672" meta:character-count="15518"/>
  </office:meta>
</office:document-meta>
</file>